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3.351cm" table:align="margins"/>
    </style:style>
    <style:style style:name="Table1.A" style:family="table-column">
      <style:table-column-properties style:column-width="11.449cm" style:rel-column-width="56201*"/>
    </style:style>
    <style:style style:name="Table1.B" style:family="table-column">
      <style:table-column-properties style:column-width="1.901cm" style:rel-column-width="93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3.351cm" table:align="margins"/>
    </style:style>
    <style:style style:name="Table10.A" style:family="table-column">
      <style:table-column-properties style:column-width="11.449cm" style:rel-column-width="56201*"/>
    </style:style>
    <style:style style:name="Table10.B" style:family="table-column">
      <style:table-column-properties style:column-width="1.901cm" style:rel-column-width="9334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3.351cm" table:align="margins"/>
    </style:style>
    <style:style style:name="Table11.A" style:family="table-column">
      <style:table-column-properties style:column-width="11.449cm" style:rel-column-width="56201*"/>
    </style:style>
    <style:style style:name="Table11.B" style:family="table-column">
      <style:table-column-properties style:column-width="1.901cm" style:rel-column-width="9334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2" style:family="table">
      <style:table-properties style:width="13.351cm" table:align="margins"/>
    </style:style>
    <style:style style:name="Table2.A" style:family="table-column">
      <style:table-column-properties style:column-width="11.449cm" style:rel-column-width="56201*"/>
    </style:style>
    <style:style style:name="Table2.B" style:family="table-column">
      <style:table-column-properties style:column-width="1.901cm" style:rel-column-width="933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3.351cm" table:align="margins"/>
    </style:style>
    <style:style style:name="Table13.A" style:family="table-column">
      <style:table-column-properties style:column-width="11.449cm" style:rel-column-width="56201*"/>
    </style:style>
    <style:style style:name="Table13.B" style:family="table-column">
      <style:table-column-properties style:column-width="1.901cm" style:rel-column-width="9334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3.351cm" table:align="margins"/>
    </style:style>
    <style:style style:name="Table14.A" style:family="table-column">
      <style:table-column-properties style:column-width="11.449cm" style:rel-column-width="56201*"/>
    </style:style>
    <style:style style:name="Table14.B" style:family="table-column">
      <style:table-column-properties style:column-width="1.901cm" style:rel-column-width="9334*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3" style:family="table">
      <style:table-properties style:width="13.351cm" table:align="margins"/>
    </style:style>
    <style:style style:name="Table3.A" style:family="table-column">
      <style:table-column-properties style:column-width="11.451cm" style:rel-column-width="56209*"/>
    </style:style>
    <style:style style:name="Table3.B" style:family="table-column">
      <style:table-column-properties style:column-width="1.9cm" style:rel-column-width="932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3.351cm" table:align="margins"/>
    </style:style>
    <style:style style:name="Table7.A" style:family="table-column">
      <style:table-column-properties style:column-width="11.451cm" style:rel-column-width="56209*"/>
    </style:style>
    <style:style style:name="Table7.B" style:family="table-column">
      <style:table-column-properties style:column-width="1.9cm" style:rel-column-width="932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333599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69fb3" officeooo:paragraph-rsid="004b4583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69fb3" officeooo:paragraph-rsid="004e53b2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69fb3" officeooo:paragraph-rsid="005f3fa7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1836a" officeooo:paragraph-rsid="0021836a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1836a" officeooo:paragraph-rsid="003b8137" style:font-size-asian="10pt" style:font-size-complex="10pt"/>
    </style:style>
    <style:style style:name="P9" style:family="paragraph" style:parent-style-name="Table_20_Contents">
      <style:text-properties fo:font-size="10pt" fo:language="en" fo:country="US" officeooo:paragraph-rsid="0021836a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3bc89f" officeooo:paragraph-rsid="003bc89f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3c0b4d" officeooo:paragraph-rsid="003c0b4d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3c0b4d" officeooo:paragraph-rsid="004b4583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3d9547" officeooo:paragraph-rsid="003d9547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3d9547" officeooo:paragraph-rsid="0059d75d" style:font-size-asian="10pt" style:font-size-complex="10pt"/>
    </style:style>
    <style:style style:name="P15" style:family="paragraph" style:parent-style-name="Table_20_Contents">
      <style:text-properties fo:font-size="10pt" fo:language="en" fo:country="US" officeooo:paragraph-rsid="0049ba1d" style:font-size-asian="10pt" style:font-size-complex="10pt"/>
    </style:style>
    <style:style style:name="P16" style:family="paragraph" style:parent-style-name="Table_20_Contents">
      <style:text-properties fo:font-size="10pt" fo:language="en" fo:country="US" officeooo:paragraph-rsid="004b4583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45bc87" officeooo:paragraph-rsid="004e53b2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3b8a8" officeooo:paragraph-rsid="005f3fa7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515198" officeooo:paragraph-rsid="005f3fa7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22ac84" officeooo:paragraph-rsid="0022ac84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203ff4" officeooo:paragraph-rsid="00203ff4" style:font-size-asian="10pt" style:font-size-complex="10pt"/>
    </style:style>
    <style:style style:name="P22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3" style:family="paragraph" style:parent-style-name="Standard">
      <style:text-properties fo:font-size="10pt" fo:language="en" fo:country="US" officeooo:rsid="0019c138" officeooo:paragraph-rsid="0049ba1d" style:font-size-asian="10pt" style:font-size-complex="10pt"/>
    </style:style>
    <style:style style:name="P24" style:family="paragraph" style:parent-style-name="Standard">
      <style:text-properties fo:font-size="10pt" fo:language="en" fo:country="US" officeooo:rsid="0019c138" officeooo:paragraph-rsid="004b4583" style:font-size-asian="10pt" style:font-size-complex="10pt"/>
    </style:style>
    <style:style style:name="P25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6" style:family="paragraph" style:parent-style-name="Standard">
      <style:text-properties fo:font-size="10pt" fo:language="en" fo:country="US" officeooo:rsid="00169fb3" officeooo:paragraph-rsid="0049ba1d" style:font-size-asian="10pt" style:font-size-complex="10pt"/>
    </style:style>
    <style:style style:name="P27" style:family="paragraph" style:parent-style-name="Standard">
      <style:text-properties fo:font-size="10pt" fo:language="en" fo:country="US" officeooo:rsid="00169fb3" officeooo:paragraph-rsid="004b4583" style:font-size-asian="10pt" style:font-size-complex="10pt"/>
    </style:style>
    <style:style style:name="P28" style:family="paragraph" style:parent-style-name="Standard">
      <style:text-properties fo:font-size="10pt" fo:language="en" fo:country="US" officeooo:rsid="0021836a" officeooo:paragraph-rsid="0021836a" style:font-size-asian="10pt" style:font-size-complex="10pt"/>
    </style:style>
    <style:style style:name="P29" style:family="paragraph" style:parent-style-name="Standard">
      <style:text-properties fo:font-size="10pt" fo:language="en" fo:country="US" officeooo:rsid="0049ba1d" officeooo:paragraph-rsid="0049ba1d" style:font-size-asian="10pt" style:font-size-complex="10pt"/>
    </style:style>
    <style:style style:name="P30" style:family="paragraph" style:parent-style-name="Standard">
      <style:text-properties fo:font-size="10pt" fo:language="en" fo:country="US" officeooo:rsid="0049ba1d" officeooo:paragraph-rsid="004b4583" style:font-size-asian="10pt" style:font-size-complex="10pt"/>
    </style:style>
    <style:style style:name="P31" style:family="paragraph" style:parent-style-name="Standard">
      <style:paragraph-properties fo:text-align="center" style:justify-single-word="false"/>
      <style:text-properties fo:font-size="10pt" fo:language="en" fo:country="US" officeooo:rsid="004b532d" officeooo:paragraph-rsid="004b532d" style:font-size-asian="10pt" style:font-size-complex="10pt"/>
    </style:style>
    <style:style style:name="P32" style:family="paragraph" style:parent-style-name="Standard">
      <style:text-properties fo:font-size="10pt" fo:language="en" fo:country="US" style:text-underline-style="none" officeooo:rsid="0019c138" officeooo:paragraph-rsid="0035abb4" style:font-size-asian="10pt" style:font-size-complex="10pt"/>
    </style:style>
    <style:style style:name="P33" style:family="paragraph" style:parent-style-name="Standard">
      <style:paragraph-properties fo:text-align="center" style:justify-single-word="false"/>
      <style:text-properties fo:font-size="10pt" fo:language="en" fo:country="US" style:text-underline-style="none" officeooo:rsid="004b532d" officeooo:paragraph-rsid="004b532d" style:font-size-asian="10pt" style:font-size-complex="10pt"/>
    </style:style>
    <style:style style:name="P34" style:family="paragraph" style:parent-style-name="Standard">
      <style:text-properties officeooo:paragraph-rsid="004b4583"/>
    </style:style>
    <style:style style:name="P35" style:family="paragraph" style:parent-style-name="fm_5f_bullet_5f_points">
      <style:text-properties fo:font-size="10pt" fo:language="en" fo:country="US" officeooo:rsid="00725748" officeooo:paragraph-rsid="0049ba1d" style:font-size-asian="10pt" style:font-size-complex="10pt"/>
    </style:style>
    <style:style style:name="P36" style:family="paragraph" style:parent-style-name="fm_5f_bullet_5f_points">
      <style:text-properties fo:font-size="10pt" fo:language="en" fo:country="US" officeooo:rsid="00725748" officeooo:paragraph-rsid="004b4583" style:font-size-asian="10pt" style:font-size-complex="10pt"/>
    </style:style>
    <style:style style:name="P37" style:family="paragraph" style:parent-style-name="fm_5f_bullet_5f_points">
      <style:text-properties fo:font-size="10pt" fo:language="en" fo:country="US" officeooo:rsid="00495b77" officeooo:paragraph-rsid="0049ba1d" style:font-size-asian="10pt" style:font-size-complex="10pt"/>
    </style:style>
    <style:style style:name="P38" style:family="paragraph" style:parent-style-name="fm_5f_bullet_5f_points">
      <style:text-properties fo:font-size="10pt" fo:language="en" fo:country="US" officeooo:rsid="00495b77" officeooo:paragraph-rsid="0050d17f" style:font-size-asian="10pt" style:font-size-complex="10pt"/>
    </style:style>
    <style:style style:name="P39" style:family="paragraph" style:parent-style-name="Standard">
      <style:text-properties fo:font-size="10pt" fo:language="en" fo:country="US" style:text-underline-style="none" officeooo:rsid="0019c138" officeooo:paragraph-rsid="0035abb4" style:font-size-asian="10pt" style:font-size-complex="10pt"/>
    </style:style>
    <style:style style:name="P40" style:family="paragraph" style:parent-style-name="Table_20_Contents">
      <style:text-properties fo:font-size="10pt" fo:language="en" fo:country="US" officeooo:rsid="003d9547" officeooo:paragraph-rsid="0059d75d" style:font-size-asian="10pt" style:font-size-complex="10pt"/>
    </style:style>
    <style:style style:name="P4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a89bb"/>
    </style:style>
    <style:style style:name="T3" style:family="text">
      <style:text-properties officeooo:rsid="00333599"/>
    </style:style>
    <style:style style:name="T4" style:family="text">
      <style:text-properties officeooo:rsid="003b8137"/>
    </style:style>
    <style:style style:name="T5" style:family="text">
      <style:text-properties officeooo:rsid="00415b0c"/>
    </style:style>
    <style:style style:name="T6" style:family="text">
      <style:text-properties officeooo:rsid="00495b77"/>
    </style:style>
    <style:style style:name="T7" style:family="text">
      <style:text-properties officeooo:rsid="004b4583"/>
    </style:style>
    <style:style style:name="T8" style:family="text">
      <style:text-properties officeooo:rsid="004ce6ca"/>
    </style:style>
    <style:style style:name="T9" style:family="text">
      <style:text-properties officeooo:rsid="004e53b2"/>
    </style:style>
    <style:style style:name="T10" style:family="text">
      <style:text-properties officeooo:rsid="0050d17f"/>
    </style:style>
    <style:style style:name="T11" style:family="text">
      <style:text-properties officeooo:rsid="0050d2ee"/>
    </style:style>
    <style:style style:name="T12" style:family="text">
      <style:text-properties officeooo:rsid="00515198"/>
    </style:style>
    <style:style style:name="T13" style:family="text">
      <style:text-properties officeooo:rsid="00516126"/>
    </style:style>
    <style:style style:name="T14" style:family="text">
      <style:text-properties officeooo:rsid="0059d75d"/>
    </style:style>
    <style:style style:name="T15" style:family="text">
      <style:text-properties officeooo:rsid="005cef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FEATURE <text:span text:style-name="T1"><text:s text:c="132"/></text:span></text:p>
      <text:p text:style-name="P25"/>
      <text:p text:style-name="P22">TEST <text:span text:style-name="T13">(FORM VALIDATION)</text:span></text:p>
      <text:p text:style-name="P2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span text:style-name="T3">VALID INPUT </text:span>DATA</text:p>
          </table:table-cell>
          <table:table-cell table:style-name="Table1.B1" office:value-type="string">
            <text:p text:style-name="Standard"/>
          </table:table-cell>
        </table:table-row>
        <table:table-row>
          <table:table-cell table:style-name="Table1.A2" office:value-type="string">
            <text:p text:style-name="P11">VALID INPUT DATA WITH DIACRITICS, SPECIAL CHARACTERS, ...</text:p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A2" office:value-type="string">
            <text:p text:style-name="P3"><text:span text:style-name="T3">INVALID INPUT </text:span>DATA</text:p>
          </table:table-cell>
          <table:table-cell table:style-name="Table1.B2" office:value-type="string">
            <text:p text:style-name="P1"/>
          </table:table-cell>
        </table:table-row>
      </table:table>
      <text:p text:style-name="P25"/>
      <text:p text:style-name="P29">TEST <text:span text:style-name="T13">(RESPONSES)</text:span></text:p>
      <text:p text:style-name="P29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5">HTTP <text:span text:style-name="T6">STATUS CODE </text:span>200</text:p>
          </table:table-cell>
          <table:table-cell table:style-name="Table10.B1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5">HTTP <text:span text:style-name="T6">STATUS CODE </text:span>20<text:span text:style-name="T6">1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5">HTTP <text:span text:style-name="T6">STATUS CODE </text:span>20<text:span text:style-name="T6">4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5">HTTP <text:span text:style-name="T6">STATUS CODE 4</text:span>00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5">HTTP <text:span text:style-name="T6">STATUS CODE 4</text:span>0<text:span text:style-name="T6">1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5">HTTP <text:span text:style-name="T6">STATUS CODE 403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5">HTTP <text:span text:style-name="T6">STATUS CODE 4</text:span>0<text:span text:style-name="T6">4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5">HTTP <text:span text:style-name="T6">STATUS CODE 4</text:span>0<text:span text:style-name="T6">9</text:span>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5">HTTP <text:span text:style-name="T6">STATUS CODE 5</text:span>00</text:p>
          </table:table-cell>
          <table:table-cell table:style-name="Table10.B2" office:value-type="string">
            <text:p text:style-name="P15"/>
          </table:table-cell>
        </table:table-row>
        <table:table-row>
          <table:table-cell table:style-name="Table10.A2" office:value-type="string">
            <text:p text:style-name="P35">TIMEOUT</text:p>
          </table:table-cell>
          <table:table-cell table:style-name="Table10.B2" office:value-type="string">
            <text:p text:style-name="P15"/>
          </table:table-cell>
        </table:table-row>
      </table:table>
      <text:p text:style-name="P26"/>
      <text:p text:style-name="P29">TEST OUTPUT</text:p>
      <text:p text:style-name="P25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7">VALID<text:span text:style-name="T8">ATE</text:span> OUTPUT (HTTP <text:span text:style-name="T10">HEADER,</text:span> <text:span text:style-name="T10">PAYLOAD</text:span>) <text:span text:style-name="T8">IF NECESSARY</text:span></text:p>
          </table:table-cell>
          <table:table-cell table:style-name="Table11.B1" office:value-type="string">
            <text:p text:style-name="P15"/>
          </table:table-cell>
        </table:table-row>
      </table:table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1">1/3</text:p>
      <text:p text:style-name="P23">FEATURE <text:span text:style-name="T1"><text:s text:c="132"/></text:span></text:p>
      <text:p text:style-name="P25"/>
      <text:p text:style-name="P24"><text:span text:style-name="T7">IMPLEMENTATION</text:span> <text:span text:style-name="T13">(FORM VALIDATION)</text:span></text:p>
      <text:p text:style-name="P2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<text:span text:style-name="T3">VALID INPUT </text:span>DATA</text:p>
          </table:table-cell>
          <table:table-cell table:style-name="Table2.B1" office:value-type="string">
            <text:p text:style-name="P34"/>
          </table:table-cell>
        </table:table-row>
        <table:table-row>
          <table:table-cell table:style-name="Table2.A2" office:value-type="string">
            <text:p text:style-name="P12">VALID INPUT DATA WITH DIACRITICS, SPECIAL CHARACTERS, ...</text:p>
          </table:table-cell>
          <table:table-cell table:style-name="Table2.B2" office:value-type="string">
            <text:p text:style-name="P16"/>
          </table:table-cell>
        </table:table-row>
        <table:table-row>
          <table:table-cell table:style-name="Table2.A2" office:value-type="string">
            <text:p text:style-name="P4"><text:span text:style-name="T3">INVALID INPUT </text:span>DATA</text:p>
          </table:table-cell>
          <table:table-cell table:style-name="Table2.B2" office:value-type="string">
            <text:p text:style-name="P16"/>
          </table:table-cell>
        </table:table-row>
      </table:table>
      <text:p text:style-name="P27"/>
      <text:p text:style-name="P30"><text:span text:style-name="T7">IMPLEMENTATION</text:span> <text:span text:style-name="T13">(RESPONSES)</text:span></text:p>
      <text:p text:style-name="P30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36">HTTP <text:span text:style-name="T6">STATUS CODE </text:span>200</text:p>
          </table:table-cell>
          <table:table-cell table:style-name="Table13.B1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6">HTTP <text:span text:style-name="T6">STATUS CODE </text:span>20<text:span text:style-name="T6">1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6">HTTP <text:span text:style-name="T6">STATUS CODE </text:span>20<text:span text:style-name="T6">4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6">HTTP <text:span text:style-name="T6">STATUS CODE 4</text:span>00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6">HTTP <text:span text:style-name="T6">STATUS CODE 4</text:span>0<text:span text:style-name="T6">1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6">HTTP <text:span text:style-name="T6">STATUS CODE 403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6">HTTP <text:span text:style-name="T6">STATUS CODE 4</text:span>0<text:span text:style-name="T6">4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6">HTTP <text:span text:style-name="T6">STATUS CODE 4</text:span>0<text:span text:style-name="T6">9</text:span>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6">HTTP <text:span text:style-name="T6">STATUS CODE 5</text:span>00</text:p>
          </table:table-cell>
          <table:table-cell table:style-name="Table13.B2" office:value-type="string">
            <text:p text:style-name="P16"/>
          </table:table-cell>
        </table:table-row>
        <table:table-row>
          <table:table-cell table:style-name="Table13.A2" office:value-type="string">
            <text:p text:style-name="P36">TIMEOUT</text:p>
          </table:table-cell>
          <table:table-cell table:style-name="Table13.B2" office:value-type="string">
            <text:p text:style-name="P16"/>
          </table:table-cell>
        </table:table-row>
      </table:table>
      <text:p text:style-name="P27"/>
      <text:p text:style-name="P30"><text:span text:style-name="T7">IMPLEMENTATION</text:span> OUTPUT</text:p>
      <text:p text:style-name="P27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38">VALID<text:span text:style-name="T8">ATE</text:span> OUTPUT (HTTP <text:span text:style-name="T10">HEADER,</text:span> <text:span text:style-name="T10">PAYLOAD</text:span>) <text:span text:style-name="T8">IF NECESSARY</text:span></text:p>
          </table:table-cell>
          <table:table-cell table:style-name="Table14.B1" office:value-type="string">
            <text:p text:style-name="P16"/>
          </table:table-cell>
        </table:table-row>
      </table:table>
      <text:p text:style-name="P27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1">2/3</text:p>
      <text:p text:style-name="P24"><text:soft-page-break/>FEATURE <text:span text:style-name="T1"><text:s text:c="132"/></text:span></text:p>
      <text:p text:style-name="P22"/>
      <text:p text:style-name="P22">TEST &amp; CHECKS</text:p>
      <text:p text:style-name="P2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CHECK i18n FILES (UP TO DATE, COMPLETE) IF NECESSARY</text:p>
          </table:table-cell>
          <table:table-cell table:style-name="Table3.B1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4">CHECK ALGORITHM<text:span text:style-name="T15">S</text:span> (TRANSPARENT, NOT BIASED<text:span text:style-name="T14">)</text:span> <text:span text:style-name="T2">IF NECESSARY</text:span>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3">LOGGING STATEMENTS (LEVEL, MESSAGE, ...)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20">RUN STATIC CODE ANALYSIS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20">FIX ISSUES FOUND BY STATIC CODE ANALYSIS IF NECESSARY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21"><text:span text:style-name="T5">RUN (UNIT) </text:span>TEST<text:span text:style-name="T5">S</text:span>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5">BROWSER <text:span text:style-name="T2">(DEVELOPER TOOLS - CONSOLE)</text:span>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6">BROWSER <text:span text:style-name="T2">(DEVELOPER TOOLS - NETWORK)</text:span>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8"><text:span text:style-name="T12">BROWSER (DEVELOPER TOOLS - </text:span>AUDIT<text:span text:style-name="T12">S) IF NECESSARY</text:span>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9">BROWSER (<text:span text:style-name="T2">DEVELOPER TOOLS - </text:span>PERFORMANCE) IF NECESSARY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0">CHECK FRONT END IN DIFFERENT BROWSERS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7"><text:span text:style-name="T9">CHECK </text:span>RESPONSIVE WEB DESIGN <text:span text:style-name="T11">IN </text:span>BROWSER <text:span text:style-name="T2">IF NECESSARY</text:span></text:p>
          </table:table-cell>
          <table:table-cell table:style-name="Table3.B2" office:value-type="string">
            <text:p text:style-name="P1"/>
          </table:table-cell>
        </table:table-row>
        <table:table-row>
          <table:table-cell table:style-name="Table3.A2" office:value-type="string">
            <text:p text:style-name="P17"><text:span text:style-name="T9">CHECK </text:span>RESPONSIVE WEB DESIGN <text:span text:style-name="T11">ON </text:span>DEVICE <text:span text:style-name="T2">IF NECESSARY</text:span></text:p>
          </table:table-cell>
          <table:table-cell table:style-name="Table3.B2" office:value-type="string">
            <text:p text:style-name="P1"/>
          </table:table-cell>
        </table:table-row>
      </table:table>
      <text:p text:style-name="P25"/>
      <text:p text:style-name="P28">DOCUMENTATION</text:p>
      <text:p text:style-name="P2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VERSION <text:span text:style-name="T4">NUMBER IN FILES (package.json, ...)</text:span></text:p>
          </table:table-cell>
          <table:table-cell table:style-name="Table7.B1" office:value-type="string">
            <text:p text:style-name="P9"/>
          </table:table-cell>
        </table:table-row>
        <table:table-row>
          <table:table-cell table:style-name="Table7.A2" office:value-type="string">
            <text:p text:style-name="P7">CHANGELOG</text:p>
          </table:table-cell>
          <table:table-cell table:style-name="Table7.B2" office:value-type="string">
            <text:p text:style-name="P9"/>
          </table:table-cell>
        </table:table-row>
        <table:table-row>
          <table:table-cell table:style-name="Table7.A2" office:value-type="string">
            <text:p text:style-name="P7">README</text:p>
          </table:table-cell>
          <table:table-cell table:style-name="Table7.B2" office:value-type="string">
            <text:p text:style-name="P9"/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3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Times New Roman1" svg:font-family="'Times New Roman'" style:font-adornments="Regular" style:font-family-generic="roman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m_5f_cover_5f_text" style:display-name="fm_cover_text" style:family="paragraph" style:parent-style-name="Standard">
      <style:text-properties style:font-name="Arial" fo:font-family="Arial" style:font-style-name="Regular" style:font-family-generic="swiss" style:font-pitch="variable" fo:font-size="32pt" officeooo:rsid="001df3f3" style:font-size-asian="10.5pt"/>
    </style:style>
    <style:style style:name="fm_5f_heading_5f_1" style:display-name="fm_heading_1" style:family="paragraph" style:parent-style-name="fm_5f_cover_5f_text" style:default-outline-level="1" style:list-style-name="" style:master-page-name="">
      <loext:graphic-properties draw:fill-image-width="0cm" draw:fill-image-height="0cm"/>
      <style:paragraph-properties fo:margin-top="0cm" fo:margin-bottom="1cm" loext:contextual-spacing="false" fo:text-align="center" style:justify-single-word="false" style:page-number="auto" style:shadow="none">
        <style:tab-stops/>
      </style:paragraph-properties>
      <style:text-properties fo:font-size="22pt" style:font-size-asian="10.5pt"/>
    </style:style>
    <style:style style:name="fm_5f_heading_5f_2" style:display-name="fm_heading_2" style:family="paragraph" style:parent-style-name="fm_5f_heading_5f_1" style:default-outline-level="2" style:list-style-name="">
      <style:text-properties fo:font-size="20pt" style:font-size-asian="10.5pt"/>
    </style:style>
    <style:style style:name="fm_5f_text_5f_body" style:display-name="fm_text_body" style:family="paragraph" style:parent-style-name="fm_5f_heading_5f_2" style:default-outline-level="">
      <style:paragraph-properties fo:margin-top="0cm" fo:margin-bottom="1cm" loext:contextual-spacing="false" fo:line-height="150%" fo:text-align="justify" style:justify-single-word="false"/>
      <style:text-properties style:font-name="Times New Roman1" fo:font-family="'Times New Roman'" style:font-style-name="Regular" style:font-family-generic="roman" style:font-pitch="variable" fo:font-size="12pt" style:font-size-asian="10.5pt"/>
    </style:style>
    <style:style style:name="fm_5f_bullet_5f_points" style:display-name="fm_bullet_points" style:family="paragraph" style:parent-style-name="fm_5f_text_5f_body">
      <loext:graphic-properties draw:fill-image-width="0cm" draw:fill-image-height="0cm"/>
      <style:paragraph-properties fo:margin-top="0cm" fo:margin-bottom="0cm" loext:contextual-spacing="false" fo:line-height="150%" fo:text-align="start" style:justify-single-word="false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20-05-30T10:10:16.107110555</dc:date>
    <meta:editing-duration>PT2H36M11S</meta:editing-duration>
    <meta:editing-cycles>68</meta:editing-cycles>
    <meta:generator>LibreOffice/6.0.7.3$Linux_X86_64 LibreOffice_project/00m0$Build-3</meta:generator>
    <meta:document-statistic meta:table-count="8" meta:image-count="0" meta:object-count="0" meta:page-count="2" meta:paragraph-count="58" meta:word-count="231" meta:character-count="1846" meta:non-whitespace-character-count="1274"/>
  </office:meta>
</office:document-meta>
</file>